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1.PWM mode. Generate static PWM 1000 Hz 50/50 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1.PWM mode. </text:span>Generate dynamic PWM 1000 Hz from 0 to 100 % (Changing duty cycle in main function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1. Interrupt. Generate interrupt and toggle LED (PD 15 (Blue LED)) One sec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1. Interrupt. Change duty cycle PWM from interrupt. Perion 0.01 sec, from 0 to 100 % and back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1. Interrupt. Change duty cycle PWM from interrupt. Work with servo motor. 50 Hz. Duty cycle from 0.001 to 0.002 sec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1. DM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1. Interrupt. Processing something from interrupt.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er 1. Work with CallBack function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Як реалізовувати правельно меню на екрані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Як користуватись тачскріном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Підключити Nrf модуль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09T17:11:37.555058182</dc:date>
    <meta:editing-duration>P7DT4M18S</meta:editing-duration>
    <meta:editing-cycles>31</meta:editing-cycles>
    <meta:document-statistic meta:table-count="1" meta:cell-count="55" meta:object-count="0"/>
  </office:meta>
</office:document-meta>
</file>